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officeooo:rsid="0f8649c4" officeooo:paragraph-rsid="0f8649c4"/>
    </style:style>
    <style:style style:name="P5" style:family="paragraph" style:parent-style-name="Text_20_body">
      <style:text-properties officeooo:rsid="0f8711d4" officeooo:paragraph-rsid="0f8711d4"/>
    </style:style>
    <style:style style:name="P6" style:family="paragraph" style:parent-style-name="Text_20_body">
      <style:text-properties officeooo:rsid="0f8874b1" officeooo:paragraph-rsid="0f8874b1"/>
    </style:style>
    <style:style style:name="P7" style:family="paragraph" style:parent-style-name="Text_20_body">
      <style:text-properties officeooo:rsid="0f8fb15e" officeooo:paragraph-rsid="0f8fb15e"/>
    </style:style>
    <style:style style:name="P8" style:family="paragraph" style:parent-style-name="Text_20_body">
      <style:text-properties officeooo:rsid="0f9f91e2" officeooo:paragraph-rsid="0f9f91e2"/>
    </style:style>
    <style:style style:name="P9" style:family="paragraph" style:parent-style-name="Text_20_body">
      <style:text-properties style:text-line-through-style="solid" style:text-line-through-type="single" officeooo:rsid="13450b7e" officeooo:paragraph-rsid="13450b7e"/>
    </style:style>
    <style:style style:name="P10" style:family="paragraph" style:parent-style-name="Text_20_body">
      <style:text-properties officeooo:rsid="10862b32" officeooo:paragraph-rsid="127e6672"/>
    </style:style>
    <style:style style:name="P11" style:family="paragraph" style:parent-style-name="Text_20_body">
      <style:text-properties officeooo:rsid="106a8da2" officeooo:paragraph-rsid="11dd82f8"/>
    </style:style>
    <style:style style:name="P12" style:family="paragraph" style:parent-style-name="Text_20_body">
      <style:text-properties officeooo:rsid="105df09e" officeooo:paragraph-rsid="127e6672"/>
    </style:style>
    <style:style style:name="P13" style:family="paragraph" style:parent-style-name="Text_20_body">
      <style:text-properties officeooo:rsid="106772dd" officeooo:paragraph-rsid="127e6672"/>
    </style:style>
    <style:style style:name="P14" style:family="paragraph" style:parent-style-name="Text_20_body">
      <style:text-properties officeooo:rsid="1068517d" officeooo:paragraph-rsid="127e6672"/>
    </style:style>
    <style:style style:name="P15" style:family="paragraph" style:parent-style-name="Text_20_body">
      <style:text-properties officeooo:rsid="1321fe2f" officeooo:paragraph-rsid="1321fe2f"/>
    </style:style>
    <style:style style:name="P16" style:family="paragraph" style:parent-style-name="Text_20_body">
      <style:text-properties officeooo:rsid="13275056" officeooo:paragraph-rsid="133cc765"/>
    </style:style>
    <style:style style:name="P17" style:family="paragraph" style:parent-style-name="Text_20_body">
      <style:text-properties officeooo:rsid="13275056" officeooo:paragraph-rsid="1332bedf"/>
    </style:style>
    <style:style style:name="P18" style:family="paragraph" style:parent-style-name="Text_20_body">
      <style:text-properties officeooo:rsid="1328c162" officeooo:paragraph-rsid="133cc765"/>
    </style:style>
    <style:style style:name="P19" style:family="paragraph" style:parent-style-name="Text_20_body">
      <style:text-properties officeooo:rsid="1341ba4d" officeooo:paragraph-rsid="1341ba4d"/>
    </style:style>
    <style:style style:name="P20" style:family="paragraph" style:parent-style-name="Text_20_body">
      <style:text-properties officeooo:rsid="13467d43" officeooo:paragraph-rsid="13467d43"/>
    </style:style>
    <style:style style:name="P21" style:family="paragraph" style:parent-style-name="Text_20_body">
      <style:text-properties officeooo:rsid="13487521" officeooo:paragraph-rsid="13487521"/>
    </style:style>
    <style:style style:name="P22" style:family="paragraph" style:parent-style-name="Text_20_body">
      <style:text-properties officeooo:rsid="134aec07" officeooo:paragraph-rsid="134aec07"/>
    </style:style>
    <style:style style:name="P23" style:family="paragraph" style:parent-style-name="Text_20_body">
      <style:text-properties officeooo:rsid="134f9fc5" officeooo:paragraph-rsid="134f9fc5"/>
    </style:style>
    <style:style style:name="P24" style:family="paragraph" style:parent-style-name="Text_20_body">
      <style:text-properties officeooo:rsid="1354dcc0" officeooo:paragraph-rsid="13546064"/>
    </style:style>
    <style:style style:name="P25" style:family="paragraph" style:parent-style-name="Text_20_body">
      <style:text-properties officeooo:rsid="13450b7e" officeooo:paragraph-rsid="13450b7e"/>
    </style:style>
    <style:style style:name="P26" style:family="paragraph" style:parent-style-name="Text_20_body">
      <style:text-properties officeooo:rsid="1354923a" officeooo:paragraph-rsid="1354923a"/>
    </style:style>
    <style:style style:name="P27" style:family="paragraph" style:parent-style-name="Text_20_body">
      <style:text-properties officeooo:rsid="135dc2a9" officeooo:paragraph-rsid="135dc2a9"/>
    </style:style>
    <style:style style:name="P28" style:family="paragraph" style:parent-style-name="Text_20_body">
      <style:text-properties officeooo:rsid="1367585a" officeooo:paragraph-rsid="1367585a"/>
    </style:style>
    <style:style style:name="P29" style:family="paragraph" style:parent-style-name="Text_20_body">
      <style:text-properties officeooo:rsid="13691cb5" officeooo:paragraph-rsid="13691cb5"/>
    </style:style>
    <style:style style:name="P30" style:family="paragraph" style:parent-style-name="Text_20_body">
      <style:text-properties officeooo:rsid="136ab7f1" officeooo:paragraph-rsid="136ab7f1"/>
    </style:style>
    <style:style style:name="P31" style:family="paragraph" style:parent-style-name="Text_20_body">
      <style:text-properties officeooo:rsid="136c875a" officeooo:paragraph-rsid="136c875a"/>
    </style:style>
    <style:style style:name="P32" style:family="paragraph" style:parent-style-name="Text_20_body">
      <style:text-properties officeooo:rsid="1377ee49" officeooo:paragraph-rsid="1377ee49"/>
    </style:style>
    <style:style style:name="P33" style:family="paragraph" style:parent-style-name="Text_20_body">
      <style:text-properties officeooo:rsid="136fb186" officeooo:paragraph-rsid="136fb186"/>
    </style:style>
    <style:style style:name="P34" style:family="paragraph" style:parent-style-name="Text_20_body">
      <style:text-properties officeooo:rsid="138c5217" officeooo:paragraph-rsid="138c5217"/>
    </style:style>
    <style:style style:name="P35" style:family="paragraph" style:parent-style-name="Text_20_body">
      <style:text-properties officeooo:rsid="139be3da" officeooo:paragraph-rsid="139be3da"/>
    </style:style>
    <style:style style:name="P36" style:family="paragraph" style:parent-style-name="Text_20_body">
      <style:text-properties officeooo:rsid="139f6373" officeooo:paragraph-rsid="139f6373"/>
    </style:style>
    <style:style style:name="P37" style:family="paragraph" style:parent-style-name="Text_20_body">
      <style:text-properties officeooo:rsid="13898e34" officeooo:paragraph-rsid="13e26b31"/>
    </style:style>
    <style:style style:name="P38" style:family="paragraph" style:parent-style-name="Text_20_body">
      <style:text-properties officeooo:rsid="137264d0" officeooo:paragraph-rsid="137264d0"/>
    </style:style>
    <style:style style:name="P39" style:family="paragraph" style:parent-style-name="Text_20_body">
      <style:text-properties officeooo:rsid="1378edfb" officeooo:paragraph-rsid="1378edfb"/>
    </style:style>
    <style:style style:name="P40" style:family="paragraph" style:parent-style-name="Text_20_body">
      <style:text-properties officeooo:rsid="13c8b109" officeooo:paragraph-rsid="13c8b109"/>
    </style:style>
    <style:style style:name="P41" style:family="paragraph" style:parent-style-name="Text_20_body">
      <style:text-properties officeooo:rsid="13cb2875" officeooo:paragraph-rsid="13cb2875"/>
    </style:style>
    <style:style style:name="P42" style:family="paragraph" style:parent-style-name="Text_20_body">
      <style:text-properties officeooo:rsid="13d7e1c2" officeooo:paragraph-rsid="13d7e1c2"/>
    </style:style>
    <style:style style:name="P43" style:family="paragraph" style:parent-style-name="Text_20_body">
      <style:text-properties officeooo:rsid="13f557b8" officeooo:paragraph-rsid="13f557b8"/>
    </style:style>
    <style:style style:name="P44" style:family="paragraph" style:parent-style-name="Text_20_body">
      <style:text-properties officeooo:rsid="13f74c03" officeooo:paragraph-rsid="13f74c03"/>
    </style:style>
    <style:style style:name="P45" style:family="paragraph" style:parent-style-name="Text_20_body">
      <style:text-properties officeooo:rsid="13fba0c8" officeooo:paragraph-rsid="13fba0c8"/>
    </style:style>
    <style:style style:name="P46" style:family="paragraph" style:parent-style-name="Text_20_body">
      <style:text-properties officeooo:rsid="13ff4675" officeooo:paragraph-rsid="13ff4675"/>
    </style:style>
    <style:style style:name="P47" style:family="paragraph" style:parent-style-name="Text_20_body">
      <style:text-properties officeooo:rsid="14028ae5" officeooo:paragraph-rsid="14028ae5"/>
    </style:style>
    <style:style style:name="P48" style:family="paragraph" style:parent-style-name="Text_20_body">
      <style:text-properties officeooo:rsid="14078de4" officeooo:paragraph-rsid="14078de4"/>
    </style:style>
    <style:style style:name="P49" style:family="paragraph" style:parent-style-name="Text_20_body">
      <style:text-properties fo:language="cs" fo:country="CZ" officeooo:rsid="13f234c4" officeooo:paragraph-rsid="13f234c4"/>
    </style:style>
    <style:style style:name="P50" style:family="paragraph" style:parent-style-name="Text_20_body">
      <style:text-properties officeooo:rsid="1409c359" officeooo:paragraph-rsid="1409c359"/>
    </style:style>
    <style:style style:name="P51" style:family="paragraph" style:parent-style-name="Standard">
      <style:paragraph-properties fo:text-align="center" style:justify-single-word="false"/>
      <style:text-properties officeooo:rsid="057aae1d" officeooo:paragraph-rsid="057aae1d"/>
    </style:style>
    <style:style style:name="P52"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5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4"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55" style:family="paragraph" style:parent-style-name="Standard">
      <style:paragraph-properties fo:text-align="center" style:justify-single-word="false"/>
      <style:text-properties fo:font-size="22pt" officeooo:rsid="0f7af209" officeooo:paragraph-rsid="0f7af209" style:font-size-asian="22pt" style:font-size-complex="22pt"/>
    </style:style>
    <style:style style:name="P56"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57" style:family="paragraph" style:parent-style-name="Standard">
      <style:paragraph-properties fo:orphans="2" fo:widows="2"/>
      <style:text-properties fo:font-variant="normal" fo:text-transform="none" fo:color="#000000" style:font-name="TriviaSeznam" fo:font-size="12pt" fo:letter-spacing="normal" fo:font-style="normal" fo:font-weight="normal"/>
    </style:style>
    <style:style style:name="P58" style:family="paragraph" style:parent-style-name="Standard">
      <style:text-properties fo:font-variant="normal" fo:text-transform="none" fo:color="#000000" style:font-name="TriviaSeznam" fo:font-size="12pt" fo:letter-spacing="normal" fo:font-style="normal" fo:font-weight="normal" officeooo:rsid="134f9fc5" officeooo:paragraph-rsid="134f9fc5"/>
    </style:style>
    <style:style style:name="P59" style:family="paragraph" style:parent-style-name="Standard">
      <style:paragraph-properties fo:orphans="2" fo:widows="2"/>
    </style:style>
    <style:style style:name="P60" style:family="paragraph" style:parent-style-name="Example_20_Header">
      <style:text-properties officeooo:paragraph-rsid="0ce95318"/>
    </style:style>
    <style:style style:name="P61" style:family="paragraph" style:parent-style-name="Standard">
      <style:paragraph-properties fo:text-align="center" style:justify-single-word="false" fo:break-before="page"/>
    </style:style>
    <style:style style:name="P62" style:family="paragraph" style:parent-style-name="Contents_20_2">
      <style:paragraph-properties>
        <style:tab-stops>
          <style:tab-stop style:position="14.801cm" style:type="right" style:leader-style="dotted" style:leader-text="."/>
        </style:tab-stops>
      </style:paragraph-properties>
    </style:style>
    <style:style style:name="P63" style:family="paragraph" style:parent-style-name="Contents_20_1">
      <style:paragraph-properties>
        <style:tab-stops>
          <style:tab-stop style:position="14.801cm" style:type="right" style:leader-style="dotted" style:leader-text="."/>
        </style:tab-stops>
      </style:paragraph-properties>
    </style:style>
    <style:style style:name="P64" style:family="paragraph" style:parent-style-name="Standard">
      <style:paragraph-properties fo:margin-left="0cm" fo:margin-right="0cm" fo:orphans="2" fo:widows="2" fo:text-indent="0cm" style:auto-text-indent="false"/>
      <style:text-properties fo:font-variant="normal" fo:text-transform="none" fo:color="#000000" style:font-name="TriviaSeznam" fo:font-size="12pt" fo:letter-spacing="normal" fo:font-style="normal" fo:font-weight="normal"/>
    </style:style>
    <style:style style:name="P65" style:family="paragraph" style:parent-style-name="Standard">
      <style:paragraph-properties fo:margin-left="0cm" fo:margin-right="0cm" fo:orphans="2" fo:widows="2" fo:text-indent="0cm" style:auto-text-indent="false"/>
    </style:style>
    <style:style style:name="P66" style:family="paragraph" style:parent-style-name="Heading_20_1">
      <style:text-properties officeooo:rsid="13df15a4" officeooo:paragraph-rsid="13df15a4"/>
    </style:style>
    <style:style style:name="P67" style:family="paragraph" style:parent-style-name="Heading_20_1">
      <style:text-properties officeooo:rsid="141044f2" officeooo:paragraph-rsid="141044f2"/>
    </style:style>
    <style:style style:name="P68" style:family="paragraph" style:parent-style-name="Heading_20_1">
      <style:paragraph-properties fo:break-before="page"/>
    </style:style>
    <style:style style:name="P69" style:family="paragraph" style:parent-style-name="Example" style:list-style-name="L8">
      <style:text-properties fo:language="cs" fo:country="CZ" officeooo:rsid="138f0839" officeooo:paragraph-rsid="13e3ee87"/>
    </style:style>
    <style:style style:name="P70" style:family="paragraph" style:parent-style-name="Heading_20_4">
      <style:text-properties officeooo:rsid="13275056" officeooo:paragraph-rsid="133cc765"/>
    </style:style>
    <style:style style:name="P71" style:family="paragraph" style:parent-style-name="Heading_20_4">
      <style:text-properties officeooo:rsid="14028ae5" officeooo:paragraph-rsid="14028ae5"/>
    </style:style>
    <style:style style:name="P72" style:family="paragraph" style:parent-style-name="Heading_20_4">
      <style:text-properties officeooo:rsid="14121256" officeooo:paragraph-rsid="14121256"/>
    </style:style>
    <style:style style:name="P73" style:family="paragraph" style:parent-style-name="Heading_20_2">
      <style:text-properties officeooo:rsid="127e6672" officeooo:paragraph-rsid="127e6672"/>
    </style:style>
    <style:style style:name="P74" style:family="paragraph" style:parent-style-name="Heading_20_2">
      <style:paragraph-properties>
        <style:tab-stops>
          <style:tab-stop style:position="5.743cm"/>
        </style:tab-stops>
      </style:paragraph-properties>
    </style:style>
    <style:style style:name="P75" style:family="paragraph" style:parent-style-name="Heading_20_2">
      <style:text-properties officeooo:rsid="13f32b71" officeooo:paragraph-rsid="13f32b71"/>
    </style:style>
    <style:style style:name="P76" style:family="paragraph" style:parent-style-name="Standard">
      <style:paragraph-properties fo:margin-left="0cm" fo:margin-right="0cm" fo:orphans="2" fo:widows="2" fo:text-indent="0cm" style:auto-text-indent="false"/>
      <style:text-properties fo:font-variant="normal" fo:text-transform="none" fo:color="#000000" style:font-name="TriviaSeznam" fo:font-size="12pt" fo:letter-spacing="normal" fo:font-style="normal" fo:font-weight="normal"/>
    </style:style>
    <style:style style:name="P77" style:family="paragraph" style:parent-style-name="Heading_20_3">
      <style:text-properties officeooo:paragraph-rsid="13546064"/>
    </style:style>
    <style:style style:name="P78" style:family="paragraph" style:parent-style-name="Text_20_body" style:master-page-name="Standard">
      <style:paragraph-properties style:page-number="auto"/>
      <style:text-properties officeooo:rsid="0f755768" officeooo:paragraph-rsid="0f755768"/>
    </style:style>
    <style:style style:name="P79" style:family="paragraph" style:parent-style-name="Text_20_body" style:list-style-name="L1">
      <style:text-properties officeooo:rsid="0f8bae9a" officeooo:paragraph-rsid="0f8ca85c"/>
    </style:style>
    <style:style style:name="P80" style:family="paragraph" style:parent-style-name="Text_20_body" style:list-style-name="L1">
      <style:text-properties officeooo:rsid="0f8ca85c" officeooo:paragraph-rsid="0f8ca85c"/>
    </style:style>
    <style:style style:name="P81" style:family="paragraph" style:parent-style-name="Text_20_body" style:list-style-name="L2">
      <style:text-properties officeooo:rsid="0f9f91e2" officeooo:paragraph-rsid="0f9f91e2"/>
    </style:style>
    <style:style style:name="P82" style:family="paragraph" style:parent-style-name="Text_20_body" style:list-style-name="L3">
      <style:text-properties officeooo:rsid="0f9f91e2" officeooo:paragraph-rsid="0f9f91e2"/>
    </style:style>
    <style:style style:name="P83" style:family="paragraph" style:parent-style-name="Text_20_body" style:list-style-name="L4">
      <style:text-properties officeooo:rsid="1323fcf7" officeooo:paragraph-rsid="1323fcf7"/>
    </style:style>
    <style:style style:name="P84" style:family="paragraph" style:parent-style-name="Text_20_body" style:list-style-name="L5">
      <style:text-properties officeooo:rsid="105f89da" officeooo:paragraph-rsid="127e6672"/>
    </style:style>
    <style:style style:name="P85" style:family="paragraph" style:parent-style-name="Text_20_body" style:list-style-name="L6">
      <style:text-properties officeooo:rsid="10862b32" officeooo:paragraph-rsid="127e6672"/>
    </style:style>
    <style:style style:name="P86" style:family="paragraph" style:parent-style-name="Text_20_body" style:list-style-name="L7">
      <style:text-properties officeooo:rsid="1341ba4d" officeooo:paragraph-rsid="1341ba4d"/>
    </style:style>
    <style:style style:name="P87" style:family="paragraph" style:parent-style-name="Text_20_body" style:list-style-name="L7">
      <style:text-properties officeooo:rsid="134f3260" officeooo:paragraph-rsid="134f3260"/>
    </style:style>
    <style:style style:name="P88" style:family="paragraph" style:parent-style-name="Text_20_body" style:list-style-name="L8">
      <style:text-properties fo:language="cs" fo:country="CZ" officeooo:rsid="13a4f18d" officeooo:paragraph-rsid="13df15a4"/>
    </style:style>
    <style:style style:name="P89" style:family="paragraph" style:parent-style-name="Text_20_body" style:list-style-name="L8">
      <style:text-properties fo:language="cs" fo:country="CZ" officeooo:rsid="138f0839" officeooo:paragraph-rsid="13e06bb4"/>
    </style:style>
    <style:style style:name="P90" style:family="paragraph" style:parent-style-name="Text_20_body" style:list-style-name="L8">
      <style:text-properties fo:language="cs" fo:country="CZ" officeooo:rsid="13bc587d" officeooo:paragraph-rsid="13df15a4"/>
    </style:style>
    <style:style style:name="P91" style:family="paragraph" style:parent-style-name="Text_20_body" style:list-style-name="L10">
      <style:text-properties fo:language="cs" fo:country="CZ" officeooo:rsid="13f4c7f8" officeooo:paragraph-rsid="13f4c7f8"/>
    </style:style>
    <style:style style:name="P92" style:family="paragraph" style:parent-style-name="Text_20_body" style:list-style-name="L10">
      <style:text-properties fo:language="cs" fo:country="CZ" officeooo:rsid="1408964e" officeooo:paragraph-rsid="1408964e"/>
    </style:style>
    <style:style style:name="P93" style:family="paragraph" style:parent-style-name="Text_20_body" style:list-style-name="L8">
      <style:text-properties officeooo:rsid="1373ca24" officeooo:paragraph-rsid="1373ca24"/>
    </style:style>
    <style:style style:name="P94" style:family="paragraph" style:parent-style-name="Text_20_body" style:list-style-name="L8">
      <style:text-properties officeooo:rsid="139b90fe" officeooo:paragraph-rsid="139b90fe"/>
    </style:style>
    <style:style style:name="P95" style:family="paragraph" style:parent-style-name="Text_20_body" style:list-style-name="L8">
      <style:text-properties officeooo:rsid="1374a9b5" officeooo:paragraph-rsid="1374a9b5"/>
    </style:style>
    <style:style style:name="P96" style:family="paragraph" style:parent-style-name="Text_20_body" style:list-style-name="L8">
      <style:text-properties officeooo:rsid="1397bbe4" officeooo:paragraph-rsid="1397bbe4"/>
    </style:style>
    <style:style style:name="P97" style:family="paragraph" style:parent-style-name="Text_20_body" style:list-style-name="L8">
      <style:text-properties officeooo:rsid="139a92e4" officeooo:paragraph-rsid="139a92e4"/>
    </style:style>
    <style:style style:name="P98" style:family="paragraph" style:parent-style-name="Text_20_body" style:list-style-name="L8">
      <style:text-properties officeooo:rsid="1363f2ac" officeooo:paragraph-rsid="1363f2ac"/>
    </style:style>
    <style:style style:name="P99" style:family="paragraph" style:parent-style-name="Text_20_body" style:list-style-name="L8">
      <style:text-properties officeooo:rsid="1375174b" officeooo:paragraph-rsid="1375174b"/>
    </style:style>
    <style:style style:name="P100" style:family="paragraph" style:parent-style-name="Text_20_body" style:list-style-name="L8">
      <style:text-properties officeooo:rsid="13643568" officeooo:paragraph-rsid="13643568"/>
    </style:style>
    <style:style style:name="P101" style:family="paragraph" style:parent-style-name="Text_20_body" style:list-style-name="L9">
      <style:text-properties officeooo:rsid="1377ee49" officeooo:paragraph-rsid="1377ee49"/>
    </style:style>
    <style:style style:name="P102" style:family="paragraph" style:parent-style-name="Text_20_body" style:list-style-name="L9">
      <style:text-properties officeooo:rsid="137f5f0d" officeooo:paragraph-rsid="137f5f0d"/>
    </style:style>
    <style:style style:name="P103" style:family="paragraph" style:parent-style-name="Text_20_body" style:list-style-name="L11">
      <style:text-properties officeooo:rsid="13cb2875" officeooo:paragraph-rsid="13cb2875"/>
    </style:style>
    <style:style style:name="P104" style:family="paragraph" style:parent-style-name="Text_20_body" style:list-style-name="L11">
      <style:text-properties officeooo:rsid="13cbeeaa" officeooo:paragraph-rsid="13cbeeaa"/>
    </style:style>
    <style:style style:name="P105" style:family="paragraph" style:parent-style-name="Text_20_body" style:list-style-name="L11">
      <style:text-properties officeooo:rsid="13cbeeaa" officeooo:paragraph-rsid="13cf1710"/>
    </style:style>
    <style:style style:name="P106" style:family="paragraph" style:parent-style-name="Text_20_body" style:list-style-name="L11">
      <style:text-properties officeooo:rsid="13d046ff" officeooo:paragraph-rsid="13d046ff"/>
    </style:style>
    <style:style style:name="P107" style:family="paragraph" style:parent-style-name="Text_20_body" style:list-style-name="L11">
      <style:text-properties officeooo:rsid="13d2a4ab" officeooo:paragraph-rsid="13d2a4ab"/>
    </style:style>
    <style:style style:name="P108" style:family="paragraph" style:parent-style-name="Text_20_body" style:list-style-name="L12">
      <style:text-properties officeooo:rsid="13567263" officeooo:paragraph-rsid="13546064"/>
    </style:style>
    <style:style style:name="P109" style:family="paragraph" style:parent-style-name="Text_20_body" style:list-style-name="L12">
      <style:text-properties officeooo:rsid="1358a46a" officeooo:paragraph-rsid="13546064"/>
    </style:style>
    <style:style style:name="P110" style:family="paragraph" style:parent-style-name="Text_20_body" style:list-style-name="L12">
      <style:text-properties officeooo:rsid="1359b70e" officeooo:paragraph-rsid="13546064"/>
    </style:style>
    <style:style style:name="P111" style:family="paragraph" style:parent-style-name="Text_20_body" style:list-style-name="L12">
      <style:text-properties officeooo:rsid="135d0214" officeooo:paragraph-rsid="13546064"/>
    </style:style>
    <style:style style:name="P112" style:family="paragraph" style:parent-style-name="Text_20_body" style:list-style-name="L13">
      <style:text-properties officeooo:rsid="139be3da" officeooo:paragraph-rsid="139be3da"/>
    </style:style>
    <style:style style:name="P113" style:family="paragraph" style:parent-style-name="Text_20_body" style:list-style-name="L13">
      <style:text-properties officeooo:rsid="139ff234" officeooo:paragraph-rsid="139be3da"/>
    </style:style>
    <style:style style:name="P114" style:family="paragraph" style:parent-style-name="Text_20_body" style:list-style-name="L13">
      <style:text-properties officeooo:rsid="139ff234" officeooo:paragraph-rsid="139ff234"/>
    </style:style>
    <style:style style:name="P115" style:family="paragraph" style:parent-style-name="Text_20_body">
      <style:text-properties officeooo:rsid="141044f2" officeooo:paragraph-rsid="141044f2"/>
    </style:style>
    <style:style style:name="P116" style:family="paragraph" style:parent-style-name="Text_20_body">
      <style:text-properties officeooo:rsid="14121256" officeooo:paragraph-rsid="14121256"/>
    </style:style>
    <style:style style:name="P117" style:family="paragraph" style:parent-style-name="Text_20_body">
      <style:text-properties officeooo:rsid="16f0c33a" officeooo:paragraph-rsid="14121256"/>
    </style:style>
    <style:style style:name="T1" style:family="text">
      <style:text-properties officeooo:rsid="0ce63539"/>
    </style:style>
    <style:style style:name="T2" style:family="text">
      <style:text-properties officeooo:rsid="0f8a1cca"/>
    </style:style>
    <style:style style:name="T3" style:family="text">
      <style:text-properties officeooo:rsid="0f8ca85c"/>
    </style:style>
    <style:style style:name="T4" style:family="text">
      <style:text-properties officeooo:rsid="0f9042c9"/>
    </style:style>
    <style:style style:name="T5" style:family="text">
      <style:text-properties officeooo:rsid="0f9fdfac"/>
    </style:style>
    <style:style style:name="T6" style:family="text">
      <style:text-properties officeooo:rsid="0fa01b2f"/>
    </style:style>
    <style:style style:name="T7" style:family="text">
      <style:text-properties officeooo:rsid="0fa27cda"/>
    </style:style>
    <style:style style:name="T8" style:family="text">
      <style:text-properties officeooo:rsid="106031ff"/>
    </style:style>
    <style:style style:name="T9" style:family="text">
      <style:text-properties officeooo:rsid="10677cd7"/>
    </style:style>
    <style:style style:name="T10" style:family="text">
      <style:text-properties officeooo:rsid="106998d5"/>
    </style:style>
    <style:style style:name="T11" style:family="text">
      <style:text-properties officeooo:rsid="106b5fc6"/>
    </style:style>
    <style:style style:name="T12" style:family="text">
      <style:text-properties officeooo:rsid="106e8d66"/>
    </style:style>
    <style:style style:name="T13" style:family="text">
      <style:text-properties fo:font-style="italic" style:font-style-asian="italic" style:font-style-complex="italic"/>
    </style:style>
    <style:style style:name="T14" style:family="text">
      <style:text-properties officeooo:rsid="12726111"/>
    </style:style>
    <style:style style:name="T15" style:family="text">
      <style:text-properties officeooo:rsid="127ef7e2"/>
    </style:style>
    <style:style style:name="T16" style:family="text">
      <style:text-properties fo:font-variant="normal" fo:text-transform="none" fo:color="#222222" style:font-name="sans-serif" fo:font-size="8.39999961853027pt" fo:letter-spacing="normal" fo:font-style="normal" fo:font-weight="normal"/>
    </style:style>
    <style:style style:name="T17" style:family="text">
      <style:text-properties fo:font-variant="normal" fo:text-transform="none" fo:color="#222222" fo:letter-spacing="normal"/>
    </style:style>
    <style:style style:name="T1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19" style:family="text">
      <style:text-properties officeooo:rsid="129600e9"/>
    </style:style>
    <style:style style:name="T20" style:family="text">
      <style:text-properties officeooo:rsid="13221dbd"/>
    </style:style>
    <style:style style:name="T21" style:family="text">
      <style:text-properties officeooo:rsid="132579e9"/>
    </style:style>
    <style:style style:name="T22" style:family="text">
      <style:text-properties officeooo:rsid="1328c162"/>
    </style:style>
    <style:style style:name="T23" style:family="text">
      <style:text-properties officeooo:rsid="132bec48"/>
    </style:style>
    <style:style style:name="T24" style:family="text">
      <style:text-properties officeooo:rsid="132cfd1a"/>
    </style:style>
    <style:style style:name="T25" style:family="text">
      <style:text-properties officeooo:rsid="1331a32f"/>
    </style:style>
    <style:style style:name="T26" style:family="text">
      <style:text-properties officeooo:rsid="1332bedf"/>
    </style:style>
    <style:style style:name="T27" style:family="text">
      <style:text-properties officeooo:rsid="13373213"/>
    </style:style>
    <style:style style:name="T28" style:family="text">
      <style:text-properties officeooo:rsid="13387698"/>
    </style:style>
    <style:style style:name="T29" style:family="text">
      <style:text-properties officeooo:rsid="133e8dd4"/>
    </style:style>
    <style:style style:name="T30" style:family="text">
      <style:text-properties officeooo:rsid="13426b71"/>
    </style:style>
    <style:style style:name="T31" style:family="text">
      <style:text-properties officeooo:rsid="13452df9"/>
    </style:style>
    <style:style style:name="T32" style:family="text">
      <style:text-properties officeooo:rsid="13474bdf"/>
    </style:style>
    <style:style style:name="T33" style:family="text">
      <style:text-properties officeooo:rsid="13494adb"/>
    </style:style>
    <style:style style:name="T34" style:family="text">
      <style:text-properties officeooo:rsid="134c735f"/>
    </style:style>
    <style:style style:name="T35" style:family="text">
      <style:text-properties officeooo:rsid="134e357a"/>
    </style:style>
    <style:style style:name="T36" style:family="text">
      <style:text-properties officeooo:rsid="135909bf"/>
    </style:style>
    <style:style style:name="T37" style:family="text">
      <style:text-properties officeooo:rsid="1359e350"/>
    </style:style>
    <style:style style:name="T38" style:family="text">
      <style:text-properties officeooo:rsid="1354f1ba"/>
    </style:style>
    <style:style style:name="T39" style:family="text">
      <style:text-properties officeooo:rsid="13570132"/>
    </style:style>
    <style:style style:name="T40" style:family="text">
      <style:text-properties officeooo:rsid="135a36cd"/>
    </style:style>
    <style:style style:name="T41" style:family="text">
      <style:text-properties officeooo:rsid="135bab9f"/>
    </style:style>
    <style:style style:name="T42" style:family="text">
      <style:text-properties officeooo:rsid="135e9f2f"/>
    </style:style>
    <style:style style:name="T43" style:family="text">
      <style:text-properties officeooo:rsid="1360514e"/>
    </style:style>
    <style:style style:name="T44" style:family="text">
      <style:text-properties officeooo:rsid="13620b15"/>
    </style:style>
    <style:style style:name="T45" style:family="text">
      <style:text-properties officeooo:rsid="1363fcd6"/>
    </style:style>
    <style:style style:name="T46" style:family="text">
      <style:text-properties officeooo:rsid="1365aead"/>
    </style:style>
    <style:style style:name="T47" style:family="text">
      <style:text-properties officeooo:rsid="136c875a"/>
    </style:style>
    <style:style style:name="T48" style:family="text">
      <style:text-properties officeooo:rsid="13770b89"/>
    </style:style>
    <style:style style:name="T49" style:family="text">
      <style:text-properties officeooo:rsid="1377ee49"/>
    </style:style>
    <style:style style:name="T50" style:family="text">
      <style:text-properties officeooo:rsid="137a27a7"/>
    </style:style>
    <style:style style:name="T51" style:family="text">
      <style:text-properties officeooo:rsid="137d7d08"/>
    </style:style>
    <style:style style:name="T52" style:family="text">
      <style:text-properties officeooo:rsid="1380f768"/>
    </style:style>
    <style:style style:name="T53" style:family="text">
      <style:text-properties officeooo:rsid="138273ec"/>
    </style:style>
    <style:style style:name="T54" style:family="text">
      <style:text-properties officeooo:rsid="138da31b"/>
    </style:style>
    <style:style style:name="T55" style:family="text">
      <style:text-properties officeooo:rsid="1393f3bc"/>
    </style:style>
    <style:style style:name="T56" style:family="text">
      <style:text-properties officeooo:rsid="1395d49a"/>
    </style:style>
    <style:style style:name="T57" style:family="text">
      <style:text-properties officeooo:rsid="13990595"/>
    </style:style>
    <style:style style:name="T58" style:family="text">
      <style:text-properties officeooo:rsid="139b8fc8"/>
    </style:style>
    <style:style style:name="T59" style:family="text">
      <style:text-properties officeooo:rsid="13a299ef"/>
    </style:style>
    <style:style style:name="T60" style:family="text">
      <style:text-properties officeooo:rsid="13b7f7d4"/>
    </style:style>
    <style:style style:name="T61" style:family="text">
      <style:text-properties officeooo:rsid="13b89c21"/>
    </style:style>
    <style:style style:name="T62" style:family="text">
      <style:text-properties officeooo:rsid="13c9d034"/>
    </style:style>
    <style:style style:name="T63" style:family="text">
      <style:text-properties officeooo:rsid="13cded6b"/>
    </style:style>
    <style:style style:name="T64" style:family="text">
      <style:text-properties officeooo:rsid="13d31a49"/>
    </style:style>
    <style:style style:name="T65" style:family="text">
      <style:text-properties officeooo:rsid="13d47a82"/>
    </style:style>
    <style:style style:name="T66" style:family="text">
      <style:text-properties officeooo:rsid="13d6ceaf"/>
    </style:style>
    <style:style style:name="T67" style:family="text">
      <style:text-properties officeooo:rsid="13d93c3f"/>
    </style:style>
    <style:style style:name="T68" style:family="text">
      <style:text-properties officeooo:rsid="13bc7d56"/>
    </style:style>
    <style:style style:name="T69" style:family="text">
      <style:text-properties officeooo:rsid="13bbbc9d"/>
    </style:style>
    <style:style style:name="T70" style:family="text">
      <style:text-properties officeooo:rsid="13bcbd96"/>
    </style:style>
    <style:style style:name="T71" style:family="text">
      <style:text-properties officeooo:rsid="138f0839"/>
    </style:style>
    <style:style style:name="T72" style:family="text">
      <style:text-properties officeooo:rsid="13e26b31"/>
    </style:style>
    <style:style style:name="T73" style:family="text">
      <style:text-properties officeooo:rsid="13e3ee87"/>
    </style:style>
    <style:style style:name="T74" style:family="text">
      <style:text-properties officeooo:rsid="13e41e8a"/>
    </style:style>
    <style:style style:name="T75" style:family="text">
      <style:text-properties officeooo:rsid="13e67713"/>
    </style:style>
    <style:style style:name="T76" style:family="text">
      <style:text-properties officeooo:rsid="13eb5d0a"/>
    </style:style>
    <style:style style:name="T77" style:family="text">
      <style:text-properties fo:language="cs" fo:country="CZ"/>
    </style:style>
    <style:style style:name="T78" style:family="text">
      <style:text-properties officeooo:rsid="13fd00a9"/>
    </style:style>
    <style:style style:name="T79" style:family="text">
      <style:text-properties officeooo:rsid="13fd8a9c"/>
    </style:style>
    <style:style style:name="T80" style:family="text">
      <style:text-properties officeooo:rsid="14029b40"/>
    </style:style>
    <style:style style:name="T81" style:family="text">
      <style:text-properties officeooo:rsid="1403fda0"/>
    </style:style>
    <style:style style:name="T82" style:family="text">
      <style:text-properties officeooo:rsid="14099e17"/>
    </style:style>
    <style:style style:name="T83" style:family="text">
      <style:text-properties officeooo:rsid="14112d66"/>
    </style:style>
    <style:style style:name="T84" style:family="text">
      <style:text-properties officeooo:rsid="14121256"/>
    </style:style>
    <style:style style:name="T85" style:family="text">
      <style:text-properties officeooo:rsid="16f7451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Text_20_body"/>
      <text:p text:style-name="Text_20_body"/>
      <text:p text:style-name="P52">Dakara</text:p>
      <text:p text:style-name="P51"/>
      <text:p text:style-name="P51"/>
      <text:p text:style-name="P54">Dungeoncrawl</text:p>
      <text:p text:style-name="P53"/>
      <text:p text:style-name="P55">Setting</text:p>
      <text:p text:style-name="P53"/>
      <text:p text:style-name="P53"/>
      <text:p text:style-name="P53"/>
      <text:p text:style-name="P53"/>
      <text:p text:style-name="P56"/>
      <text:p text:style-name="P1"/>
      <text:p text:style-name="P61"/>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3"><text:a xlink:type="simple" xlink:href="#__RefHeading___Toc14466_3223281266" text:style-name="Internet_20_link" text:visited-style-name="Internet_20_link">Staré říše Řádu a Chaosu</text:a><text:tab/>4</text:p>
          <text:p text:style-name="P62"><text:a xlink:type="simple" xlink:href="#__RefHeading___Toc183_3598193345" text:style-name="Internet_20_link" text:visited-style-name="Internet_20_link">Proč staré říše zanikly?</text:a><text:tab/>4</text:p>
          <text:p text:style-name="P62"><text:a xlink:type="simple" xlink:href="#__RefHeading___Toc185_3598193345" text:style-name="Internet_20_link" text:visited-style-name="Internet_20_link">Dlouhověkost elfů a trpaslíků</text:a><text:tab/>5</text:p>
          <text:p text:style-name="P62"><text:a xlink:type="simple" xlink:href="#__RefHeading___Toc1281_909118251" text:style-name="Internet_20_link" text:visited-style-name="Internet_20_link">Jak je to s magickým posilováním</text:a><text:tab/>5</text:p>
          <text:p text:style-name="P63"><text:a xlink:type="simple" xlink:href="#__RefHeading___Toc1640_3317394773" text:style-name="Internet_20_link" text:visited-style-name="Internet_20_link">Geografie</text:a><text:tab/>5</text:p>
          <text:p text:style-name="P62"><text:a xlink:type="simple" xlink:href="#__RefHeading___Toc14468_3223281266" text:style-name="Internet_20_link" text:visited-style-name="Internet_20_link">Kolonie</text:a><text:tab/>5</text:p>
          <text:p text:style-name="P62"><text:a xlink:type="simple" xlink:href="#__RefHeading___Toc1642_3317394773" text:style-name="Internet_20_link" text:visited-style-name="Internet_20_link">Divočina</text:a><text:tab/>6</text:p>
          <text:p text:style-name="P62"><text:a xlink:type="simple" xlink:href="#__RefHeading___Toc1644_3317394773" text:style-name="Internet_20_link" text:visited-style-name="Internet_20_link">Lidská říše</text:a><text:tab/>6</text:p>
          <text:p text:style-name="P63"><text:a xlink:type="simple" xlink:href="#__RefHeading___Toc1646_3317394773" text:style-name="Internet_20_link" text:visited-style-name="Internet_20_link">Bestiář</text:a><text:tab/>7</text:p>
          <text:p text:style-name="P62"><text:a xlink:type="simple" xlink:href="#__RefHeading___Toc14470_3223281266" text:style-name="Internet_20_link" text:visited-style-name="Internet_20_link">Jak je to se summonováním a pod.</text:a><text:tab/>7</text:p>
          <text:p text:style-name="P62"><text:a xlink:type="simple" xlink:href="#__RefHeading___Toc14472_3223281266" text:style-name="Internet_20_link" text:visited-style-name="Internet_20_link">Přivolaní tvorové</text:a><text:tab/>8</text:p>
          <text:p text:style-name="P62"><text:a xlink:type="simple" xlink:href="#__RefHeading___Toc1293_909118251" text:style-name="Internet_20_link" text:visited-style-name="Internet_20_link">Démoni</text:a><text:tab/>9</text:p>
          <text:p text:style-name="P62"><text:a xlink:type="simple" xlink:href="#__RefHeading___Toc1648_3317394773" text:style-name="Internet_20_link" text:visited-style-name="Internet_20_link">Nemrtví</text:a><text:tab/>9</text:p>
          <text:p text:style-name="P63"><text:a xlink:type="simple" xlink:href="#__RefHeading___Toc14474_3223281266" text:style-name="Internet_20_link" text:visited-style-name="Internet_20_link">Mapy</text:a><text:tab/>13</text:p>
          <text:p text:style-name="P62"><text:a xlink:type="simple" xlink:href="#__RefHeading___Toc14476_3223281266" text:style-name="Internet_20_link" text:visited-style-name="Internet_20_link">První město</text:a><text:tab/>13</text:p>
          <text:p text:style-name="P63"><text:a xlink:type="simple" xlink:href="#__RefHeading___Toc14478_3223281266" text:style-name="Internet_20_link" text:visited-style-name="Internet_20_link">Říše</text:a><text:tab/>17</text:p>
          <text:p text:style-name="P63"><text:a xlink:type="simple" xlink:href="#__RefHeading___Toc14480_3223281266" text:style-name="Internet_20_link" text:visited-style-name="Internet_20_link">Vadora</text:a><text:tab/>18</text:p>
          <text:p text:style-name="P62"><text:a xlink:type="simple" xlink:href="#__RefHeading___Toc14482_3223281266" text:style-name="Internet_20_link" text:visited-style-name="Internet_20_link">Správa města</text:a><text:tab/>18</text:p>
          <text:p text:style-name="P62"><text:a xlink:type="simple" xlink:href="#__RefHeading___Toc14484_3223281266" text:style-name="Internet_20_link" text:visited-style-name="Internet_20_link">Slavnosti</text:a><text:tab/>21</text:p>
          <text:p text:style-name="P62"><text:a xlink:type="simple" xlink:href="#__RefHeading___Toc14486_3223281266" text:style-name="Internet_20_link" text:visited-style-name="Internet_20_link">Lokace</text:a><text:tab/>21</text:p>
        </text:index-body>
      </text:table-of-content>
      <text:p text:style-name="P60"/>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Verze 0.<text:span text:style-name="T1">0</text:span></text:p>
      <text:p text:style-name="P60"/>
      <text:h text:style-name="P68" text:outline-level="1"><text:bookmark-start text:name="__RefHeading___Toc14466_3223281266"/>Staré říše Řádu a Chaosu<text:bookmark-end text:name="__RefHeading___Toc14466_3223281266"/></text:h>
      <text:h text:style-name="Heading_20_2" text:outline-level="2"><text:bookmark-start text:name="__RefHeading___Toc183_3598193345"/>Proč staré říše zanikly?<text:bookmark-end text:name="__RefHeading___Toc183_3598193345"/></text:h>
      <text:p text:style-name="P4">Nějaká zbraň se ji<text:span text:style-name="T19">m</text:span> vykmnula z rukou (Draci? Démoni? <text:span text:style-name="T14">Draci ne, ti jsou z dob říše ogrů</text:span>). Možná to dokonce byla řetězová reakce – nejdřív se vzepřeli draci, díky jejich řádění se pak uvolnili mocní démoni, atd.</text:p>
      <text:p text:style-name="P4">Někde ve starých záznamech by měly být zmínky vnitřního rozkolu – démoni, nemrtví, draci a podobně jsou stvoření chaosu, takže elfští kněží určitě proti takovým praktikám brojili.</text:p>
      <text:p text:style-name="P5">Magická věž (první dobrodružství) zjevně patřila opoziční frakci, která naopak tlačila na pilu a dělala výzkum nových zbraní.</text:p>
      <text:p text:style-name="P6">Trpaslíci to budou mít podobně (těm se zas <text:span text:style-name="T2">v</text:span>zbouřilo něco jiného – co?).</text:p>
      <text:list xml:id="list3693211988" text:style-name="L1">
        <text:list-item>
          <text:p text:style-name="P79">Tohle je asi klíčovej motiv celého settingu.</text:p>
          <text:list>
            <text:list-item>
              <text:p text:style-name="P79"><text:span text:style-name="T3">P</text:span>ostavy by měly postupně odhalovat <text:span text:style-name="T3">různé magické zbraně, se kterými elfové a trpaslíci experimentovali – často to je převzaté od orků a tak.</text:span></text:p>
            </text:list-item>
            <text:list-item>
              <text:p text:style-name="P80">Dále zmínky o interních frakcích a opozici.</text:p>
            </text:list-item>
            <text:list-item>
              <text:p text:style-name="P80">A historické zprávy o tom, jak byla zničena různá města, tvrze a taky (po tom ostatně půjdou najít i stopy).</text:p>
            </text:list-item>
          </text:list>
        </text:list-item>
      </text:list>
      <text:h text:style-name="Heading_20_2" text:outline-level="2"><text:bookmark-start text:name="__RefHeading___Toc185_3598193345"/><text:soft-page-break/>Dlouhověkost elfů a trpaslíků<text:bookmark-end text:name="__RefHeading___Toc185_3598193345"/></text:h>
      <text:p text:style-name="P7">Staré rasy byly dlouhověké. Nikoliv však od přírody, ale díky své magii. Efekt stále trochu přetrvává, takže trpaslíci se pořád běžně dožívají přes 100 let a elfové přes 1<text:span text:style-name="T4">2</text:span>0 – už to ale nejsou staletí.</text:p>
      <text:h text:style-name="Heading_20_2" text:outline-level="2"><text:bookmark-start text:name="__RefHeading___Toc1281_909118251"/>Jak je to s magickým posilováním<text:bookmark-end text:name="__RefHeading___Toc1281_909118251"/></text:h>
      <text:p text:style-name="P8">Řád</text:p>
      <text:list xml:id="list497677090" text:style-name="L2">
        <text:list-item>
          <text:p text:style-name="P81"><text:span text:style-name="T76">power</text:span> crystal<text:span text:style-name="T6">s</text:span></text:p>
        </text:list-item>
      </text:list>
      <text:p text:style-name="P8">Chaos</text:p>
      <text:list xml:id="list1980897" text:style-name="L3">
        <text:list-item>
          <text:p text:style-name="P82">krvavé rituály</text:p>
          <text:list>
            <text:list-item>
              <text:p text:style-name="P82">mutace <text:span text:style-name="T7">(možná ne vyloženě deformace a chapadla, ale spíš větší svaly, změna barvy kůže, krvavé oči… Celkově mnohem víc „feral“ vzezření).</text:span></text:p>
            </text:list-item>
            <text:list-item>
              <text:p text:style-name="P82">spojené s agresivitou, ztrátou schopnosti rozmnožování a <text:span text:style-name="T5">postupnou ztrátou příčetnosti</text:span></text:p>
            </text:list-item>
          </text:list>
        </text:list-item>
      </text:list>
      <text:h text:style-name="Heading_20_1" text:outline-level="1"><text:bookmark-start text:name="__RefHeading___Toc1640_3317394773"/>Geografie<text:bookmark-end text:name="__RefHeading___Toc1640_3317394773"/></text:h>
      <text:h text:style-name="Heading_20_2" text:outline-level="2"><text:bookmark-start text:name="__RefHeading___Toc14468_3223281266"/>Kolonie<text:bookmark-end text:name="__RefHeading___Toc14468_3223281266"/></text:h>
      <text:p text:style-name="P15">Na pobřeží západního kontinentu jsou jednotlivá přístavní města – asi jako Fénická. <text:span text:style-name="T20">Hlouběji do vnitrozemí je divočina.<text:line-break/><text:tab/>Města chrání armáda (legie?) a zároveň tím drží pod kontrolou separatistické tendence.</text:span></text:p>
      <text:list xml:id="list1944869964" text:style-name="L4">
        <text:list-item>
          <text:p text:style-name="P83"><text:soft-page-break/>Časem se ale krize na východním kontinentu vyhrotí a armáda bude odvolána (i s loďstvem, nějak ji musej převést). <text:span text:style-name="T21">Tím se sice městům uvolní ruce k vyhlášení nezávislosti, ale zároveň budou vystavena útokům z Divočiny.</text:span></text:p>
        </text:list-item>
      </text:list>
      <text:h text:style-name="Heading_20_2" text:outline-level="2"><text:bookmark-start text:name="__RefHeading___Toc1642_3317394773"/>Divočina<text:bookmark-end text:name="__RefHeading___Toc1642_3317394773"/></text:h>
      <text:p text:style-name="P11">Divočina byla jednak osídlena silným orckým kmenem (který byl v rámci invaze poražen) a kromě toho to bylo území pod nábožensk<text:span text:style-name="T11">ým</text:span> <text:span text:style-name="T11">tabu</text:span>. <text:span text:style-name="T12">Církev teď sice tabu stáhnula, ale ne všichni kněží to respektují.</text:span></text:p>
      <text:h text:style-name="P73" text:outline-level="2"><text:bookmark-start text:name="__RefHeading___Toc1644_3317394773"/>Lidská říše<text:bookmark-end text:name="__RefHeading___Toc1644_3317394773"/></text:h>
      <text:p text:style-name="P12">(<text:span text:style-name="T15">Asi císařství, p</text:span>okud to teda nebude spíš republika. <text:span text:style-name="T8">Možná to původně byla republika a zrovna nedávno se z ní stalo císařství</text:span>).</text:p>
      <text:list xml:id="list1451859831" text:style-name="L5">
        <text:list-item>
          <text:p text:style-name="P84">Provinciím vládnou místodržící.</text:p>
        </text:list-item>
      </text:list>
      <text:p text:style-name="P13">Vesnicím říkat osady.</text:p>
      <text:p text:style-name="P13">Na kontinentu je hladomor <text:span text:style-name="T9">(války, sucha, povodně...)</text:span>, kolonie mají dodávat jídlo.</text:p>
      <text:p text:style-name="P14">Kolonie jsou na prvních několik let osvobozeny od daní, <text:span text:style-name="T10">pak se daní v naturáliích (jídlo).</text:span></text:p>
      <text:p text:style-name="P10"/>
      <text:p text:style-name="P10">Ještě jiná idea: „Výchozí“ civilizace jsou svobodné městské státy, bývalé kolonie císařství. A císařství je ještě dál na východě a bude se snažit expandovat.</text:p>
      <text:list xml:id="list836183591" text:style-name="L6">
        <text:list-item>
          <text:p text:style-name="P85">Obchod, zejména námořní</text:p>
        </text:list-item>
        <text:list-item>
          <text:p text:style-name="P85">Piráti</text:p>
        </text:list-item>
      </text:list>
      <text:h text:style-name="Heading_20_1" text:outline-level="1"><text:bookmark-start text:name="__RefHeading___Toc14474_3223281266"/><text:soft-page-break/>Mapy<text:bookmark-end text:name="__RefHeading___Toc14474_3223281266"/></text:h>
      <text:h text:style-name="P74" text:outline-level="2"><text:bookmark-start text:name="__RefHeading___Toc14476_3223281266"/>První město<text:bookmark-end text:name="__RefHeading___Toc14476_3223281266"/></text:h>
      <text:p text:style-name="Example">Varianta 1</text:p>
      <text:p text:style-name="Example">Bez předměstí:</text:p>
      <text:p text:style-name="Example"><text:a xlink:type="simple" xlink:href="http://fantasycities.watabou.ru/?size=20&amp;seed=1195511929&amp;continuous=0&amp;hub=0&amp;random=0&amp;citadel=0&amp;plaza=1&amp;temple=1&amp;walls=1&amp;shantytown=0&amp;river=1&amp;coast=1" text:style-name="Internet_20_link" text:visited-style-name="Visited_20_Internet_20_Link">http://fantasycities.watabou.ru/?size=20&amp;seed=1195511929&amp;continuous=0&amp;hub=0&amp;random=0&amp;citadel=0&amp;plaza=1&amp;temple=1&amp;walls=1&amp;shantytown=0&amp;river=1&amp;coast=1</text:a></text:p>
      <text:p text:style-name="Example">S předměstími:</text:p>
      <text:p text:style-name="Example"><text:a xlink:type="simple" xlink:href="http://fantasycities.watabou.ru/?size=20&amp;seed=1195511929&amp;continuous=0&amp;hub=0&amp;random=0&amp;citadel=0&amp;plaza=1&amp;temple=1&amp;walls=1&amp;shantytown=1&amp;river=1&amp;coast=1" text:style-name="Internet_20_link" text:visited-style-name="Visited_20_Internet_20_Link">http://fantasycities.watabou.ru/?size=20&amp;seed=1195511929&amp;continuous=0&amp;hub=0&amp;random=0&amp;citadel=0&amp;plaza=1&amp;temple=1&amp;walls=1&amp;shantytown=1&amp;river=1&amp;coast=1</text:a></text:p>
      <text:p text:style-name="Example">Varianta 2</text:p>
      <text:p text:style-name="Example">Bez předměstí:</text:p>
      <text:p text:style-name="Example"><text:a xlink:type="simple" xlink:href="http://fantasycities.watabou.ru/?size=12&amp;seed=1896545783&amp;continuous=0&amp;hub=0&amp;random=0&amp;citadel=0&amp;plaza=1&amp;temple=1&amp;walls=1&amp;shantytown=0&amp;river=1&amp;coast=1" text:style-name="Internet_20_link" text:visited-style-name="Visited_20_Internet_20_Link">http://fantasycities.watabou.ru/?size=12&amp;seed=1896545783&amp;continuous=0&amp;hub=0&amp;random=0&amp;citadel=0&amp;plaza=1&amp;temple=1&amp;walls=1&amp;shantytown=0&amp;river=1&amp;coast=1</text:a></text:p>
      <text:p text:style-name="Example">S předměstími:</text:p>
      <text:p text:style-name="Example"><text:a xlink:type="simple" xlink:href="http://fantasycities.watabou.ru/?size=12&amp;seed=1896545783&amp;continuous=0&amp;hub=0&amp;random=0&amp;citadel=0&amp;plaza=1&amp;temple=1&amp;walls=1&amp;shantytown=1&amp;river=1&amp;coast=1" text:style-name="Internet_20_link" text:visited-style-name="Visited_20_Internet_20_Link">http://fantasycities.watabou.ru/?size=12&amp;seed=1896545783&amp;continuous=0&amp;hub=0&amp;random=0&amp;citadel=0&amp;plaza=1&amp;temple=1&amp;walls=1&amp;shantytown=1&amp;river=1&amp;coast=1</text:a></text:p>
      <text:p text:style-name="Example">Varianta <text:span text:style-name="T22">3</text:span></text:p>
      <text:p text:style-name="Example">Bez předměstí:</text:p>
      <text:p text:style-name="Example"><text:a xlink:type="simple" xlink:href="http://fantasycities.watabou.ru/?size=23&amp;seed=1823547767&amp;continuous=0&amp;hub=0&amp;random=0&amp;citadel=0&amp;plaza=1&amp;temple=1&amp;walls=1&amp;shantytown=0&amp;river=1&amp;coast=1" text:style-name="Internet_20_link" text:visited-style-name="Visited_20_Internet_20_Link">http://fantasycities.watabou.ru/?size=23&amp;seed=1823547767&amp;continuous=0&amp;hub=0&amp;random=0&amp;citadel=0&amp;plaza=1&amp;temple=1&amp;walls=1&amp;shantytown=0&amp;river=1&amp;coast=1</text:a></text:p>
      <text:p text:style-name="Example">S předměstími:</text:p>
      <text:p text:style-name="Example"><text:soft-page-break/><text:a xlink:type="simple" xlink:href="http://fantasycities.watabou.ru/?size=23&amp;seed=1823547767&amp;continuous=0&amp;hub=0&amp;random=0&amp;citadel=0&amp;plaza=1&amp;temple=1&amp;walls=1&amp;shantytown=1&amp;river=1&amp;coast=1" text:style-name="Internet_20_link" text:visited-style-name="Visited_20_Internet_20_Link">http://fantasycities.watabou.ru/?size=23&amp;seed=1823547767&amp;continuous=0&amp;hub=0&amp;random=0&amp;citadel=0&amp;plaza=1&amp;temple=1&amp;walls=1&amp;shantytown=1&amp;river=1&amp;coast=1</text:a></text:p>
      <text:p text:style-name="Example"><text:span text:style-name="T24">+</text:span>Varianta <text:span text:style-name="T23">4</text:span></text:p>
      <text:p text:style-name="Example">Bez předměstí:</text:p>
      <text:p text:style-name="Example"><text:a xlink:type="simple" xlink:href="http://fantasycities.watabou.ru/?size=21&amp;seed=1746708561&amp;continuous=0&amp;hub=0&amp;random=0&amp;citadel=0&amp;plaza=1&amp;temple=1&amp;walls=1&amp;shantytown=0&amp;river=1&amp;coast=1" text:style-name="Internet_20_link" text:visited-style-name="Visited_20_Internet_20_Link">http://fantasycities.watabou.ru/?size=21&amp;seed=1746708561&amp;continuous=0&amp;hub=0&amp;random=0&amp;citadel=0&amp;plaza=1&amp;temple=1&amp;walls=1&amp;shantytown=0&amp;river=1&amp;coast=1</text:a></text:p>
      <text:p text:style-name="Example">S předměstími:</text:p>
      <text:p text:style-name="Example"><text:a xlink:type="simple" xlink:href="http://fantasycities.watabou.ru/?size=21&amp;seed=1746708561&amp;continuous=0&amp;hub=0&amp;random=0&amp;citadel=0&amp;plaza=1&amp;temple=1&amp;walls=1&amp;shantytown=1&amp;river=1&amp;coast=1" text:style-name="Internet_20_link" text:visited-style-name="Visited_20_Internet_20_Link">http://fantasycities.watabou.ru/?size=21&amp;seed=1746708561&amp;continuous=0&amp;hub=0&amp;random=0&amp;citadel=0&amp;plaza=1&amp;temple=1&amp;walls=1&amp;shantytown=1&amp;river=1&amp;coast=1</text:a></text:p>
      <text:p text:style-name="Example">Varianta 5</text:p>
      <text:p text:style-name="Example">Bez předměstí:</text:p>
      <text:p text:style-name="Example"><text:a xlink:type="simple" xlink:href="http://fantasycities.watabou.ru/?size=23&amp;seed=1535286266&amp;continuous=0&amp;hub=0&amp;random=0&amp;citadel=0&amp;plaza=1&amp;temple=1&amp;walls=1&amp;shantytown=0&amp;river=1&amp;coast=1" text:style-name="Internet_20_link" text:visited-style-name="Visited_20_Internet_20_Link">http://fantasycities.watabou.ru/?size=23&amp;seed=1535286266&amp;continuous=0&amp;hub=0&amp;random=0&amp;citadel=0&amp;plaza=1&amp;temple=1&amp;walls=1&amp;shantytown=0&amp;river=1&amp;coast=1</text:a></text:p>
      <text:p text:style-name="Example">S předměstími:</text:p>
      <text:p text:style-name="Example"><text:a xlink:type="simple" xlink:href="http://fantasycities.watabou.ru/?size=23&amp;seed=1535286266&amp;continuous=0&amp;hub=0&amp;random=0&amp;citadel=0&amp;plaza=1&amp;temple=1&amp;walls=1&amp;shantytown=1&amp;river=1&amp;coast=1" text:style-name="Internet_20_link" text:visited-style-name="Visited_20_Internet_20_Link">http://fantasycities.watabou.ru/?size=23&amp;seed=1535286266&amp;continuous=0&amp;hub=0&amp;random=0&amp;citadel=0&amp;plaza=1&amp;temple=1&amp;walls=1&amp;shantytown=1&amp;river=1&amp;coast=1</text:a></text:p>
      <text:p text:style-name="Example">Varianta <text:span text:style-name="T25">6</text:span></text:p>
      <text:p text:style-name="Example">Bez předměstí:</text:p>
      <text:p text:style-name="Example"><text:a xlink:type="simple" xlink:href="http://fantasycities.watabou.ru/?size=21&amp;seed=1714043678&amp;continuous=0&amp;hub=0&amp;random=0&amp;citadel=0&amp;plaza=1&amp;temple=1&amp;walls=1&amp;shantytown=0&amp;river=1&amp;coast=1" text:style-name="Internet_20_link" text:visited-style-name="Visited_20_Internet_20_Link">http://fantasycities.watabou.ru/?size=21&amp;seed=1714043678&amp;continuous=0&amp;hub=0&amp;random=0&amp;citadel=0&amp;plaza=1&amp;temple=1&amp;walls=1&amp;shantytown=0&amp;river=1&amp;coast=1</text:a></text:p>
      <text:p text:style-name="Example">S předměstími:</text:p>
      <text:p text:style-name="Example"><text:a xlink:type="simple" xlink:href="http://fantasycities.watabou.ru/?size=21&amp;seed=1714043678&amp;continuous=0&amp;hub=0&amp;random=0&amp;citadel=0&amp;plaza=1&amp;temple=1&amp;walls=1&amp;shantytown=1&amp;river=1&amp;coast=1" text:style-name="Internet_20_link" text:visited-style-name="Visited_20_Internet_20_Link">http://fantasycities.watabou.ru/?size=21&amp;seed=1714043678&amp;continuous=0&amp;hub=0&amp;random=0&amp;citadel=0&amp;plaza=1&amp;temple=1&amp;walls=1&amp;shantytown=1&amp;river=1&amp;coast=1</text:a></text:p>
      <text:p text:style-name="Example"><text:soft-page-break/><text:span text:style-name="T27">+</text:span>Varianta <text:span text:style-name="T26">7</text:span></text:p>
      <text:p text:style-name="Example">Bez předměstí:</text:p>
      <text:p text:style-name="Example"><text:a xlink:type="simple" xlink:href="http://fantasycities.watabou.ru/?size=22&amp;seed=1561432116&amp;continuous=0&amp;hub=0&amp;random=0&amp;citadel=0&amp;plaza=1&amp;temple=1&amp;walls=1&amp;shantytown=0&amp;river=1&amp;coast=1" text:style-name="Internet_20_link" text:visited-style-name="Visited_20_Internet_20_Link">http://fantasycities.watabou.ru/?size=22&amp;seed=1561432116&amp;continuous=0&amp;hub=0&amp;random=0&amp;citadel=0&amp;plaza=1&amp;temple=1&amp;walls=1&amp;shantytown=0&amp;river=1&amp;coast=1</text:a></text:p>
      <text:p text:style-name="Example">S předměstími:</text:p>
      <text:p text:style-name="Example"><text:a xlink:type="simple" xlink:href="http://fantasycities.watabou.ru/?size=22&amp;seed=1561432116&amp;continuous=0&amp;hub=0&amp;random=0&amp;citadel=0&amp;plaza=1&amp;temple=1&amp;walls=1&amp;shantytown=1&amp;river=1&amp;coast=1" text:style-name="Internet_20_link" text:visited-style-name="Visited_20_Internet_20_Link">http://fantasycities.watabou.ru/?size=22&amp;seed=1561432116&amp;continuous=0&amp;hub=0&amp;random=0&amp;citadel=0&amp;plaza=1&amp;temple=1&amp;walls=1&amp;shantytown=1&amp;river=1&amp;coast=1</text:a></text:p>
      <text:p text:style-name="Example">Varianta <text:span text:style-name="T26">8</text:span></text:p>
      <text:p text:style-name="Example">Bez předměstí:</text:p>
      <text:p text:style-name="Example"><text:a xlink:type="simple" xlink:href="http://fantasycities.watabou.ru/?size=23&amp;seed=296449334&amp;continuous=0&amp;hub=0&amp;random=0&amp;citadel=0&amp;plaza=1&amp;temple=1&amp;walls=1&amp;shantytown=0&amp;river=1&amp;coast=1" text:style-name="Internet_20_link" text:visited-style-name="Visited_20_Internet_20_Link">http://fantasycities.watabou.ru/?size=23&amp;seed=296449334&amp;continuous=0&amp;hub=0&amp;random=0&amp;citadel=0&amp;plaza=1&amp;temple=1&amp;walls=1&amp;shantytown=0&amp;river=1&amp;coast=1</text:a></text:p>
      <text:p text:style-name="Example">S předměstími:</text:p>
      <text:p text:style-name="Example"><text:a xlink:type="simple" xlink:href="http://fantasycities.watabou.ru/?size=23&amp;seed=296449334&amp;continuous=0&amp;hub=0&amp;random=0&amp;citadel=0&amp;plaza=1&amp;temple=1&amp;walls=1&amp;shantytown=1&amp;river=1&amp;coast=1" text:style-name="Internet_20_link" text:visited-style-name="Visited_20_Internet_20_Link">http://fantasycities.watabou.ru/?size=23&amp;seed=296449334&amp;continuous=0&amp;hub=0&amp;random=0&amp;citadel=0&amp;plaza=1&amp;temple=1&amp;walls=1&amp;shantytown=1&amp;river=1&amp;coast=1</text:a></text:p>
      <text:p text:style-name="Example"><text:span text:style-name="T28">++</text:span>Varianta <text:span text:style-name="T26">9</text:span></text:p>
      <text:p text:style-name="Example">Bez předměstí:</text:p>
      <text:p text:style-name="Example"><text:a xlink:type="simple" xlink:href="http://fantasycities.watabou.ru/?size=23&amp;seed=1482007932&amp;continuous=0&amp;hub=0&amp;random=0&amp;citadel=0&amp;plaza=1&amp;temple=1&amp;walls=1&amp;shantytown=0&amp;river=1&amp;coast=1" text:style-name="Internet_20_link" text:visited-style-name="Visited_20_Internet_20_Link">http://fantasycities.watabou.ru/?size=23&amp;seed=1482007932&amp;continuous=0&amp;hub=0&amp;random=0&amp;citadel=0&amp;plaza=1&amp;temple=1&amp;walls=1&amp;shantytown=0&amp;river=1&amp;coast=1</text:a></text:p>
      <text:p text:style-name="Example">S předměstími:</text:p>
      <text:p text:style-name="Example"><text:a xlink:type="simple" xlink:href="http://fantasycities.watabou.ru/?size=23&amp;seed=1482007932&amp;continuous=0&amp;hub=0&amp;random=0&amp;citadel=0&amp;plaza=1&amp;temple=1&amp;walls=1&amp;shantytown=1&amp;river=1&amp;coast=1" text:style-name="Internet_20_link" text:visited-style-name="Visited_20_Internet_20_Link">http://fantasycities.watabou.ru/?size=23&amp;seed=1482007932&amp;continuous=0&amp;hub=0&amp;random=0&amp;citadel=0&amp;plaza=1&amp;temple=1&amp;walls=1&amp;shantytown=1&amp;river=1&amp;coast=1</text:a></text:p>
      <text:p text:style-name="Example">Varianta <text:span text:style-name="T26">10</text:span></text:p>
      <text:p text:style-name="Example">Bez předměstí:</text:p>
      <text:p text:style-name="Example"><text:soft-page-break/><text:a xlink:type="simple" xlink:href="http://fantasycities.watabou.ru/?size=22&amp;seed=1213034167&amp;continuous=0&amp;hub=0&amp;random=0&amp;citadel=0&amp;plaza=1&amp;temple=1&amp;walls=1&amp;shantytown=0&amp;river=1&amp;coast=1" text:style-name="Internet_20_link" text:visited-style-name="Visited_20_Internet_20_Link">http://fantasycities.watabou.ru/?size=22&amp;seed=1213034167&amp;continuous=0&amp;hub=0&amp;random=0&amp;citadel=0&amp;plaza=1&amp;temple=1&amp;walls=1&amp;shantytown=0&amp;river=1&amp;coast=1</text:a></text:p>
      <text:p text:style-name="Example">S předměstími:</text:p>
      <text:p text:style-name="Example"><text:a xlink:type="simple" xlink:href="http://fantasycities.watabou.ru/?size=22&amp;seed=1213034167&amp;continuous=0&amp;hub=0&amp;random=0&amp;citadel=0&amp;plaza=1&amp;temple=1&amp;walls=1&amp;shantytown=1&amp;river=1&amp;coast=1" text:style-name="Internet_20_link" text:visited-style-name="Visited_20_Internet_20_Link">http://fantasycities.watabou.ru/?size=22&amp;seed=1213034167&amp;continuous=0&amp;hub=0&amp;random=0&amp;citadel=0&amp;plaza=1&amp;temple=1&amp;walls=1&amp;shantytown=1&amp;river=1&amp;coast=1</text:a></text:p>
      <text:p text:style-name="Example">Varianta <text:span text:style-name="T26">11</text:span></text:p>
      <text:p text:style-name="Example">Bez předměstí:</text:p>
      <text:p text:style-name="Example"><text:a xlink:type="simple" xlink:href="http://fantasycities.watabou.ru/?size=23&amp;seed=1213034167&amp;continuous=0&amp;hub=0&amp;random=0&amp;citadel=0&amp;plaza=1&amp;temple=1&amp;walls=1&amp;shantytown=0&amp;river=1&amp;coast=1" text:style-name="Internet_20_link" text:visited-style-name="Visited_20_Internet_20_Link">http://fantasycities.watabou.ru/?size=23&amp;seed=1213034167&amp;continuous=0&amp;hub=0&amp;random=0&amp;citadel=0&amp;plaza=1&amp;temple=1&amp;walls=1&amp;shantytown=0&amp;river=1&amp;coast=1</text:a></text:p>
      <text:p text:style-name="Example">S předměstími:</text:p>
      <text:p text:style-name="Example"><text:a xlink:type="simple" xlink:href="http://fantasycities.watabou.ru/?size=23&amp;seed=1213034167&amp;continuous=0&amp;hub=0&amp;random=0&amp;citadel=0&amp;plaza=1&amp;temple=1&amp;walls=1&amp;shantytown=1&amp;river=1&amp;coast=1" text:style-name="Internet_20_link" text:visited-style-name="Visited_20_Internet_20_Link">http://fantasycities.watabou.ru/?size=23&amp;seed=1213034167&amp;continuous=0&amp;hub=0&amp;random=0&amp;citadel=0&amp;plaza=1&amp;temple=1&amp;walls=1&amp;shantytown=1&amp;river=1&amp;coast=1</text:a></text:p>
      <text:h text:style-name="P70" text:outline-level="4"><text:span text:style-name="T29">+++</text:span>Varianta <text:span text:style-name="T26">11</text:span></text:h>
      <text:p text:style-name="P18">Bez předměstí:</text:p>
      <text:p text:style-name="P18"><text:a xlink:type="simple" xlink:href="http://fantasycities.watabou.ru/?size=25&amp;seed=1535286266&amp;continuous=0&amp;hub=0&amp;random=0&amp;citadel=0&amp;plaza=1&amp;temple=1&amp;walls=1&amp;shantytown=0&amp;river=1&amp;coast=1" text:style-name="Internet_20_link" text:visited-style-name="Visited_20_Internet_20_Link">http://fantasycities.watabou.ru/?size=25&amp;seed=1535286266&amp;continuous=0&amp;hub=0&amp;random=0&amp;citadel=0&amp;plaza=1&amp;temple=1&amp;walls=1&amp;shantytown=0&amp;river=1&amp;coast=1</text:a></text:p>
      <text:p text:style-name="P16">S předměstími:</text:p>
      <text:p text:style-name="P17"><text:a xlink:type="simple" xlink:href="http://fantasycities.watabou.ru/?size=25&amp;seed=1535286266&amp;continuous=0&amp;hub=0&amp;random=0&amp;citadel=0&amp;plaza=1&amp;temple=1&amp;walls=1&amp;shantytown=1&amp;river=1&amp;coast=1" text:style-name="Internet_20_link" text:visited-style-name="Visited_20_Internet_20_Link">http://fantasycities.watabou.ru/?size=25&amp;seed=1535286266&amp;continuous=0&amp;hub=0&amp;random=0&amp;citadel=0&amp;plaza=1&amp;temple=1&amp;walls=1&amp;shantytown=1&amp;river=1&amp;coast=1</text:a></text:p>
      <text:h text:style-name="P67" text:outline-level="1"><text:soft-page-break/>Rasy</text:h>
      <text:h text:style-name="P72" text:outline-level="4">Obři</text:h>
      <text:p text:style-name="P116">Jsou ogři totéž co obři?</text:p>
      <text:p text:style-name="P117"><text:span text:style-name="T84">- Možná dnešní obři jsou potomci dávných ogrů?</text:span></text:p>
      <text:p text:style-name="P116">(Asi by to tak být mělo, protože ta slova jsou velice podobná. )</text:p>
      <text:h text:style-name="Heading_20_4" text:outline-level="4">Trpaslíci</text:h>
      <text:p text:style-name="P115">Staří trpaslíci <text:span text:style-name="T83">(a možná ani elfové?)</text:span> dost možná vůbec neměli koncept lásky – neměli pro ni ani slovo. <text:span text:style-name="T83">V jejich literatuře tudíž nejsou žádné příběhy o lásce.</text:span></text:p>
      <text:h text:style-name="Heading_20_1" text:outline-level="1"><text:bookmark-start text:name="__RefHeading___Toc14478_3223281266"/>Říše<text:bookmark-end text:name="__RefHeading___Toc14478_3223281266"/></text:h>
      <text:p text:style-name="P44">Icénie – něco jako fénície, samostatná přístavní města.</text:p>
      <text:p text:style-name="P45">D<text:span text:style-name="T78">ó</text:span>r<text:span text:style-name="T79">ské kráslovství (Dórsko), Dórská říše</text:span> – <text:span text:style-name="T79">Dórvé</text:span>, <text:span text:style-name="T79">Dórská aristokracie (to by asi šlo).</text:span></text:p>
      <text:p text:style-name="P48">TODO: Jméno hlavního města Dórského království.</text:p>
      <text:p text:style-name="P19">Vojen<text:span text:style-name="T30">s</text:span>ké hodnosti</text:p>
      <text:list xml:id="list3351078980" text:style-name="L7">
        <text:list-item>
          <text:p text:style-name="P86">Stratég (vrchní velitel, ale v době po smrti dobyvatele by to mohl být i místodržící)</text:p>
        </text:list-item>
        <text:list-item>
          <text:p text:style-name="P87">Ilarch (velitel jednotky o 200 mužích)</text:p>
        </text:list-item>
      </text:list>
      <text:p text:style-name="P25">Správní tituly</text:p>
      <text:p text:style-name="P26">Daidochové – původně generálové v armádě Dobyvatele, po jeho smrti si někteří z nich nárokují trůn a pouští se mezi sebou do války.</text:p>
      <text:p text:style-name="P26"><text:soft-page-break/>Satrapové – správci provincií <text:span text:style-name="T39">říše</text:span>. <text:span text:style-name="T39">Původně je jmenoval</text:span> velekrál <text:span text:style-name="T39">(tedy Dobyvatel)</text:span>, v době válek <text:span text:style-name="T40">d</text:span>aidochů <text:span text:style-name="T38">je jmenují právě daidochové. Je to titul srovnatelný s „králem“, ale obvykle se provincie skládají z více království, takže satrapové mají fakticky větší moc než králové. Není to ale tak, že by králové přísahali věrnost Satrapům – tu přísahají velekráli, posléze tedy daidochům.</text:span></text:p>
      <text:p text:style-name="P9">Exactor? (místodržící <text:span text:style-name="T31">v Egyptě</text:span>)</text:p>
      <text:p text:style-name="P20">Archon (vládce – <text:span text:style-name="T32">možná města?</text:span>)</text:p>
      <text:p text:style-name="P20"/>
      <text:p text:style-name="P22">Národ dobyvatelů</text:p>
      <text:p text:style-name="P22">- <text:span text:style-name="T34">jejich šlechta stojí nad šlechtou podrobených národů.</text:span></text:p>
      <text:p text:style-name="P22">- <text:span text:style-name="T35">považují se za nejlepší válečníky (z části právem)</text:span></text:p>
      <text:p text:style-name="P20"><text:span text:style-name="T16">, </text:span><text:a xlink:type="simple" xlink:href="https://en.wikipedia.org/wiki/Ancient_Macedonians" text:style-name="Internet_20_link" text:visited-style-name="Visited_20_Internet_20_Link"><text:span text:style-name="T18">the Macedonians</text:span></text:a><text:span text:style-name="T17"> </text:span><text:span text:style-name="T16">were a martial people; they drank deeply of unwatered wine (the very mark of a barbarian) and no youth was considered to be fit to sit with the men at table until he had killed, on foot with a spear, a </text:span><text:a xlink:type="simple" xlink:href="https://en.wikipedia.org/wiki/Wild_boar" text:style-name="Internet_20_link" text:visited-style-name="Visited_20_Internet_20_Link"><text:span text:style-name="T18">wild boar</text:span></text:a><text:span text:style-name="T16">.</text:span> </text:p>
      <text:p text:style-name="P20"><text:span text:style-name="T16">Macedonian cavalry, wearing </text:span><text:a xlink:type="simple" xlink:href="https://en.wikipedia.org/wiki/Muscled_cuirass" text:style-name="Internet_20_link" text:visited-style-name="Visited_20_Internet_20_Link"><text:span text:style-name="T18">muscled cuirasses</text:span></text:a> </text:p>
      <text:p text:style-name="P20"/>
      <text:p text:style-name="P21">Poznámky k příběhu:</text:p>
      <text:p text:style-name="P21">- někdo do města povolá žoldáky „<text:span text:style-name="T33">na ochranu“. Dá je k ruce městské správě, ale platit je bude pořád on…</text:span></text:p>
      <text:p text:style-name="P21"/>
      <text:p text:style-name="P23">Zrovna zkoumám:</text:p>
      <text:p text:style-name="P23"><text:a xlink:type="simple" xlink:href="https://en.wikipedia.org/wiki/Ancient_Macedonian_army" text:style-name="Internet_20_link" text:visited-style-name="Visited_20_Internet_20_Link">https://en.wikipedia.org/wiki/Ancient_Macedonian_army</text:a></text:p>
      <text:p text:style-name="P23"><text:a xlink:type="simple" xlink:href="https://en.wikipedia.org/wiki/Government_of_Macedonia_(ancient_kingdom" text:style-name="Internet_20_link" text:visited-style-name="Visited_20_Internet_20_Link">https://en.wikipedia.org/wiki/Government_of_Macedonia_(ancient_kingdom</text:a>)</text:p>
      <text:p text:style-name="P23"><text:soft-page-break/><text:a xlink:type="simple" xlink:href="https://en.wikipedia.org/wiki/Macedonia_(ancient_kingdom" text:style-name="Internet_20_link" text:visited-style-name="Visited_20_Internet_20_Link">https://en.wikipedia.org/wiki/Macedonia_(ancient_kingdom</text:a>)</text:p>
      <text:p text:style-name="P23"><text:a xlink:type="simple" xlink:href="https://en.wikipedia.org/wiki/Ancient_Macedonians" text:style-name="Internet_20_link" text:visited-style-name="Visited_20_Internet_20_Link">https://en.wikipedia.org/wiki/Ancient_Macedonians</text:a></text:p>
      <text:p text:style-name="P23"/>
      <text:h text:style-name="Heading_20_4" text:outline-level="4">Sesumírovaný setting pro postavy se znalostí historie:</text:h>
      <text:p text:style-name="P58">- Říše vznikla tím, že Dórský král Filip dobyl většinu známého světa. Poroto se jí ostatně říká Dórská říše.</text:p>
      <text:p text:style-name="P65"/>
      <text:p text:style-name="P57">- Dórské království bylo hodně militantní, skoro všechno se točilo kolem armády, fyzických sportů, vozatajství a tak (vzor je starověká Makedonie).</text:p>
      <text:p text:style-name="P59"/>
      <text:p text:style-name="P57">- Před Dórskou říší byla nejsilnějším "státem" Icénská říše (vzor je starověké Fénície). Nebyl to vyloženě stát, spíš obchodní společenství městských států s podobnou kulturou. Icéňané zakládali přístavní města, mimo jiné i Vadoru. Domovská Icénská města byla většinou království, kolonie ale obvykle měly vlastní samosprávu - z té se pak ve Vadoře stal Senát.</text:p>
      <text:p text:style-name="P64"/>
      <text:p text:style-name="P64">- Zhruba generaci před Filipovým tažením Vadoru ovládlo Dórské království. Nebyla to vyloženě válka, prostě sem připlulo Dórské loďstvo a "nabídlo" Vadořanům Dórskou "ochranu". Výsledkem následné dohody je, že část křesel ve Vadorském senátu je dědičných - a dědičné právo na ně má nově příchozí Dórská aristokracie. Vadora má tudíž pořád technicky vzato samosprávu, ale prakticky je hodně těžké proti Dórské šlechtě cokoliv prohlasovat. Staré Icénské obchodnické rodiny z toho nemají radost, ale nemohou s tím nic udělat, protože město "chrání" Dórská armáda a loďstvo.</text:p>
      <text:h text:style-name="P66" text:outline-level="1"><text:bookmark-start text:name="__RefHeading___Toc14480_3223281266"/><text:soft-page-break/>Vadora<text:bookmark-end text:name="__RefHeading___Toc14480_3223281266"/></text:h>
      <text:p text:style-name="P46">Původně Icénské město, brzo ho ale obsadilo Dórské království.</text:p>
      <text:p text:style-name="P28">/* Kartágo mělo přes půl miliónu obyvatel (takže nějakých 50.000 klidně naše město mít může). */</text:p>
      <text:h text:style-name="Heading_20_2" text:outline-level="2"><text:bookmark-start text:name="__RefHeading___Toc14482_3223281266"/>Správa města<text:bookmark-end text:name="__RefHeading___Toc14482_3223281266"/></text:h>
      <text:p text:style-name="P33"><text:a xlink:type="simple" xlink:href="https://www.ancient.eu/Carthaginian_Government/" text:style-name="Internet_20_link" text:visited-style-name="Visited_20_Internet_20_Link">https://www.ancient.eu/Carthaginian_Government/</text:a></text:p>
      <text:p text:style-name="P34">Město je triarchie volená <text:span text:style-name="T54">a doplňovaná</text:span> senátem. <text:span text:style-name="T71">Vládnou mu triarchové:</text:span></text:p>
      <text:list xml:id="list889532487" text:style-name="L8">
        <text:list-item>
          <text:p text:style-name="P88"><text:span text:style-name="T69">Archon: </text:span>Di<text:span text:style-name="T60">á</text:span>ko<text:span text:style-name="T75">no</text:span>s</text:p>
          <text:list>
            <text:list-item>
              <text:p text:style-name="P89">má na starosti správu města</text:p>
            </text:list-item>
          </text:list>
        </text:list-item>
        <text:list-item>
          <text:p text:style-name="P90">Hierophant: <text:span text:style-name="T70">Ádrion</text:span></text:p>
          <text:list>
            <text:list-item>
              <text:p text:style-name="P89">má na starosti náboženství</text:p>
              <text:p text:style-name="P69"><text:span text:style-name="Strong_20_Emphasis">Hierophant</text:span>, Greek <text:span text:style-name="Strong_20_Emphasis">Hierophantēs</text:span>, (“displayer of holy things”), in <text:a xlink:type="simple" xlink:href="https://www.britannica.com/place/ancient-Greece" text:style-name="Internet_20_link" text:visited-style-name="Visited_20_Internet_20_Link">ancient Greece</text:a>, chief of the <text:bookmark text:name="ref68404"/><text:a xlink:type="simple" xlink:href="https://www.britannica.com/topic/Eleusinian-Mysteries" text:style-name="Internet_20_link" text:visited-style-name="Visited_20_Internet_20_Link">Eleusinian</text:a> cult, the best-known of the mystery religions of ancient Greece. His principal job was to chant demonstrations of sacred symbols during the celebration of the mysteries. At the opening of the ceremonies, he proclaimed that all unclean persons must stay away—a rule that he had the right to enforce.<text:line-break/><text:tab/>Usually an old, celibate man with a forceful voice, he was selected from the <text:bookmark text:name="ref68405"/><text:a xlink:type="simple" xlink:href="https://www.britannica.com/topic/Eumolpid" text:style-name="Internet_20_link" text:visited-style-name="Visited_20_Internet_20_Link">Eumolpids</text:a>, one of the original clans of the ancient Greek city of Eleusis, to serve for life. Upon taking office he symbolically cast his former name into the sea and was thereafter called only <text:span text:style-name="Emphasis">hierophantēs.</text:span> During the ceremonies he wore a headband and a long, richly embroidered purple robe.</text:p>
            </text:list-item>
          </text:list>
        </text:list-item>
        <text:list-item>
          <text:p text:style-name="P90">Stratég: <text:span text:style-name="T68">Doruvos</text:span></text:p>
          <text:list>
            <text:list-item>
              <text:p text:style-name="P89">velí armádě</text:p>
            </text:list-item>
          </text:list>
        </text:list-item>
      </text:list>
      <text:p text:style-name="P38"><text:soft-page-break/><text:span text:style-name="T73">Triarchové j</text:span>sou voleni senátem, vždy na 3 roky. Každý rok se volí jeden <text:span text:style-name="T55">z triarchů</text:span>.</text:p>
      <text:list xml:id="list2925432370695" text:continue-numbering="true" text:style-name="L8">
        <text:list-item>
          <text:p text:style-name="P93">Kandidát na <text:span text:style-name="T55">triarcha</text:span> nemusí být členem senátu, ale musí ho nějaký senátor navrhnout.</text:p>
          <text:list>
            <text:list-item>
              <text:p text:style-name="P94">Archon tradičně bývá senátor, Stratég <text:span text:style-name="T74">některý z velitelů armády</text:span> a Hierophant <text:span text:style-name="T74">někerý z kněží</text:span>.</text:p>
            </text:list-item>
          </text:list>
        </text:list-item>
        <text:list-item>
          <text:p text:style-name="P95"><text:span text:style-name="T55">Triarchové</text:span> soudí spory mezi senátory <text:span text:style-name="T56">(většinou hlasů)</text:span>.</text:p>
        </text:list-item>
        <text:list-item>
          <text:p text:style-name="P96">Pokud se triarchové na nějakém rozhodnutí shodnou, je považováno za platné. V opačném případě záležitost rozhodne senát.</text:p>
          <text:list>
            <text:list-item>
              <text:list>
                <text:list-item>
                  <text:p text:style-name="P97">I v případě shody musí triarchové rozhodnutí předložit senátu a vyslechnout si debatu (nehlasuje se, ale pokud dlouhodobě nebudou brát názory senátu <text:span text:style-name="T58">v potaz</text:span>, senát je může odvolat).</text:p>
                </text:list-item>
                <text:list-item>
                  <text:p text:style-name="P96">Týká se to i nových zákonů <text:span text:style-name="T57">(s výjimkou těch, které mění pravomoce senátu.</text:span></text:p>
                </text:list-item>
              </text:list>
            </text:list-item>
          </text:list>
        </text:list-item>
        <text:list-item>
          <text:p text:style-name="P98"><text:span text:style-name="T45">městský </text:span>senát</text:p>
          <text:list>
            <text:list-item>
              <text:p text:style-name="P99">Spory mezi <text:span text:style-name="T48">občany města</text:span> soudí pentarchy, což jsou náhodně vylosované pětičlenné skupiny senátorů.</text:p>
            </text:list-item>
          </text:list>
        </text:list-item>
        <text:list-item>
          <text:p text:style-name="P100"><text:span text:style-name="T51">Senátory (ty volené) volí s</text:span>hromáždění měšťanů (<text:span text:style-name="T46">svolává se do</text:span> Ago<text:span text:style-name="T46">ry</text:span>)</text:p>
        </text:list-item>
      </text:list>
      <text:p text:style-name="P29">Aristrokracie</text:p>
      <text:p text:style-name="P29">- několik soupeřících rodin</text:p>
      <text:p text:style-name="P30">Občanem (měšťanem) se stává každý, kdo ve městě vlastní dům <text:span text:style-name="T47">(tzn. občanství si lze koupit)</text:span>.</text:p>
      <text:p text:style-name="P30"><text:soft-page-break/>- <text:span text:style-name="T49">občané platí daně (osoby bez občanství daně neplatí). Výše dané záleží na tom, jaký vliv a postavení si dotyčný chce koupit – jaké kdo platí daně je veřejné, takže je to otázka prestiže.</text:span></text:p>
      <text:p text:style-name="P31">Senátoři jsou z části voleni shromážděním občanů, část míst je vázána na vlastníky rezidencí (Ty jsou přesně vyjmenované a všechny patří aristokratům. <text:span text:style-name="T53">Zapsání nové rezidence do seznamu totiž vyžaduje 2/3 hlasů rezidenčních senátorů – tedy ne všech, ale pouze těch nevolených, takže aristokrati mohou snadno kontrolovat, koho si mezi sebe pustí</text:span>).</text:p>
      <text:p text:style-name="P31">- <text:span text:style-name="T52">členství v senátu je doživotní, ale pouze za předpokladu, že dotyčný neztratí občanství (třeba když je poslán do vyhnanství) nebo postavení (když nezvládne platit svou stávající úroveň daní a klesne na nižší, nebo když ji přestane platit úplně). Zchudlý ex-senátor může být zvolen znovu, pokud se dostane zpět na své původní postavení (tedy na původní výšku daní, které odvádí).</text:span></text:p>
      <text:p text:style-name="P32">Osoby bez občanství</text:p>
      <text:list xml:id="list1723970257" text:style-name="L9">
        <text:list-item>
          <text:p text:style-name="P101">dělí se na cizince a rezidenty (rezidenti mají větší práva)</text:p>
        </text:list-item>
        <text:list-item>
          <text:p text:style-name="P102">soudí je soudci jmenovaní archonem pro městské záležitosti</text:p>
        </text:list-item>
      </text:list>
      <text:p text:style-name="P39">Ze zboží procházející přístavem se neplatí clo (veškeré příjmy města jsou z daní placených občany. Vychází to z toho, že je lepší mít bohaté občany, kteří si za své peníze dobrovolně koupí vliv a postavení, než <text:span text:style-name="T50">řešit různé celní podvody, platit celníky a tak).</text:span></text:p>
      <text:h text:style-name="Heading_20_2" text:outline-level="2"><text:bookmark-start text:name="__RefHeading___Toc14484_3223281266"/>Slavnosti<text:bookmark-end text:name="__RefHeading___Toc14484_3223281266"/></text:h>
      <text:h text:style-name="Heading_20_3" text:outline-level="3">Hry</text:h>
      <text:p text:style-name="P40"><text:a xlink:type="simple" xlink:href="https://en.wikipedia.org/wiki/Panathenaic_Games" text:style-name="Internet_20_link" text:visited-style-name="Visited_20_Internet_20_Link">https://en.wikipedia.org/wiki/Panathenaic_Games</text:a></text:p>
      <text:h text:style-name="P75" text:outline-level="2"><text:soft-page-break/>Organizace a fakce</text:h>
      <text:h text:style-name="P71" text:outline-level="4">Stávající Stratég Doruvos</text:h>
      <text:p text:style-name="P47">Fakce sama o sobě – je nechutně bohatej a ctižádostivej. <text:span text:style-name="T80">V</text:span>í, čeho chce dosáhnout (<text:span text:style-name="T81">získat </text:span>absolutní moc) a jak to udělat.</text:p>
      <text:h text:style-name="Heading_20_4" text:outline-level="4">Stará Icénská šlechta</text:h>
      <text:h text:style-name="Heading_20_4" text:outline-level="4">Nová Dórská šlechta</text:h>
      <text:h text:style-name="Heading_20_4" text:outline-level="4">Obchodnické rodiny</text:h>
      <text:h text:style-name="Heading_20_4" text:outline-level="4">Trpaslická gilda</text:h>
      <text:p text:style-name="P43">Pobočku si ve Vadoře otevřela teprve nedávno.</text:p>
      <text:p text:style-name="P43">Členům gildy jsou k dispozici bankovní služby (půjčky, šeky).</text:p>
      <text:p text:style-name="P50">Oficiální sídlo má v honosném domě u agory (tj. tržiště/náměstí), většina operací se ale soustředí na trpaslickou čtvrť (zaměstnává tam chudé trpaslíky, nabízí jim výuku řemesel) a část taky v docích a v řemeslnické čtvrti.</text:p>
      <text:h text:style-name="Heading_20_2" text:outline-level="2"><text:bookmark-start text:name="__RefHeading___Toc14486_3223281266"/>Lokace<text:bookmark-end text:name="__RefHeading___Toc14486_3223281266"/></text:h>
      <text:h text:style-name="Heading_20_3" text:outline-level="3">Trpaslická čtvr<text:span text:style-name="T77">ť</text:span></text:h>
      <text:p text:style-name="P49">Domy jsou zde stavěné na trpaslíky – je to o něco levnější (ušetří se na materiálu), ale je to pak extrémně nepohodlné pro lidi a elfy. Díky tomu je to tak trochu ghetto.</text:p>
      <text:list xml:id="list1815633054" text:style-name="L10">
        <text:list-item>
          <text:p text:style-name="P91"><text:soft-page-break/>V tavernách v trpaslické čtvrti se místo vína točí pivo.</text:p>
        </text:list-item>
        <text:list-item>
          <text:p text:style-name="P92">Působí zde <text:span text:style-name="T82">jeden</text:span> dětsk<text:span text:style-name="T82">ý</text:span> lidsk<text:span text:style-name="T82">ý</text:span> gang.</text:p>
        </text:list-item>
      </text:list>
      <text:h text:style-name="Heading_20_3" text:outline-level="3">Amfiteátr</text:h>
      <text:p text:style-name="P42">Divadlo, recitace, filosofické disputace <text:span text:style-name="T67">a rétorika</text:span> (ty pořádá Akademie)</text:p>
      <text:h text:style-name="Heading_20_3" text:outline-level="3">At<text:span text:style-name="T65">lé</text:span>tium</text:h>
      <text:p text:style-name="P41">Škola atletů.</text:p>
      <text:list xml:id="list890351060" text:style-name="L11">
        <text:list-item>
          <text:p text:style-name="P103">Členové jsou obvykle děti aristokratů nebo bohatých kupců.</text:p>
          <text:list>
            <text:list-item>
              <text:p text:style-name="P104">Členství něco stojí (docela dost, řekněme jako živobytí měšťana) a dotyčný navíc nic neprodukuje.</text:p>
            </text:list-item>
          </text:list>
        </text:list-item>
        <text:list-item>
          <text:p text:style-name="P106">Mohou zde cvičit i ženy</text:p>
          <text:list>
            <text:list-item>
              <text:p text:style-name="P107">Soutěže na Hrách nejsou rozdělené na mužské/ženské, takže většinou vyhrávají muži. O to větší nadšení vzbudí případná vítězka <text:span text:style-name="T64">(navíc se na ně dobře kouká)</text:span>.</text:p>
            </text:list-item>
          </text:list>
        </text:list-item>
        <text:list-item>
          <text:p text:style-name="P105">Atleti cvičí <text:span text:style-name="T64">a soutěží</text:span> nazí</text:p>
          <text:list>
            <text:list-item>
              <text:p text:style-name="P105"><text:span text:style-name="T63">Athletium je zvenčí uzavřené a v době cvičení po střeše chodí stráž</text:span>.</text:p>
            </text:list-item>
          </text:list>
        </text:list-item>
      </text:list>
      <text:h text:style-name="P77" text:outline-level="3">Filosofická <text:span text:style-name="T62">A</text:span>kademie</text:h>
      <text:p text:style-name="P36">Perdikova akademie.</text:p>
      <text:p text:style-name="P24"><text:span text:style-name="T41">+ přidružená k</text:span>nihovna</text:p>
      <text:list xml:id="list2137478713" text:style-name="L12">
        <text:list-item>
          <text:p text:style-name="P108">Filosofické debaty v Akademii jsou otevřené všem, nehledě na majetek a postavení.</text:p>
        </text:list-item>
        <text:list-item>
          <text:p text:style-name="P109"><text:soft-page-break/>Studium v akademii si lze buď zaplatit, nebo odpracovat <text:span text:style-name="T36">(třeba jako písař)</text:span>.</text:p>
        </text:list-item>
        <text:list-item>
          <text:p text:style-name="P110">Mistry filosofické Akademie si obvykle najímají bohatí <text:s/>ob<text:span text:style-name="T37">c</text:span>hodníci a aristokraté na soukromou výuku svých dětí.</text:p>
        </text:list-item>
        <text:list-item>
          <text:p text:style-name="P111">Zbytek provoz Akademie je z financován z darů od města a od bohatých měšťanů.</text:p>
        </text:list-item>
      </text:list>
      <text:p text:style-name="P35">Zakladatel <text:span text:style-name="T61">a současný scholarchus</text:span>: Per<text:span text:style-name="T59">dikus</text:span></text:p>
      <text:list xml:id="list3800103311" text:style-name="L13">
        <text:list-item>
          <text:p text:style-name="P112">Stále žije a přednáší, je mu něco přes 60 let</text:p>
        </text:list-item>
        <text:list-item>
          <text:p text:style-name="P113">Je to příbuzný <text:span text:style-name="T66">Filipa Velikého</text:span></text:p>
          <text:list>
            <text:list-item>
              <text:p text:style-name="P114">Možná ho někdo bude chtít zneužít, aby mu dal legitimitu, nebo se ho třeba bude snažit přesvědčit, aby se ujal trůnu.</text:p>
            </text:list-item>
          </text:list>
        </text:list-item>
      </text:list>
      <text:p text:style-name="P37"><text:span text:style-name="T13">Pozn.</text:span>: <text:span text:style-name="T72">A</text:span>kademie spadá pod Hierophanta.</text:p>
      <text:h text:style-name="Heading_20_3" text:outline-level="3">Nekropole (hřitov)</text:h>
      <text:p text:style-name="P27">TODO</text:p>
      <text:p text:style-name="P27">- <text:span text:style-name="T42">Hrobky aristokratů a bohatých měšťanů</text:span></text:p>
      <text:p text:style-name="P27">- <text:span text:style-name="T43">Menší hroby prostých lidí</text:span></text:p>
      <text:h text:style-name="Heading_20_3" text:outline-level="3">Agora</text:h>
      <text:p text:style-name="Text_20_body">- <text:span text:style-name="T44">kolonády</text:span></text:p>
      <text:p text:style-name="Text_20_body">- <text:span text:style-name="T44">tržistě (v kolonádách) a současně veřejný prostor (uprostřed). Konají se zde veřejné projev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25T00:03:40.759000000</dc:date>
    <meta:print-date>2113-01-01T00:00:00</meta:print-date>
    <meta:editing-cycles>10104</meta:editing-cycles>
    <meta:editing-duration>P31DT6H40M7S</meta:editing-duration>
    <meta:generator>LibreOffice/5.3.2.2$Windows_X86_64 LibreOffice_project/6cd4f1ef626f15116896b1d8e1398b56da0d0ee1</meta:generator>
    <meta:document-statistic meta:table-count="0" meta:image-count="0" meta:object-count="0" meta:page-count="19" meta:paragraph-count="238" meta:word-count="2017" meta:character-count="16153" meta:non-whitespace-character-count="14400"/>
  </office:meta>
</office:document-meta>
</file>